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S1">
      <style:paragraph-properties fo:margin-top="0cm" fo:margin-bottom="0cm" fo:break-before="auto" fo:break-after="auto" style:writing-mode="lr-tb"/>
    </style:style>
    <style:style style:name="P2" style:family="paragraph" style:parent-style-name="Standard">
      <style:paragraph-properties fo:break-before="auto" fo:break-after="auto" style:writing-mode="lr-tb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ext_20_body"/>
    <style:style style:name="P5" style:family="paragraph" style:parent-style-name="Text_20_body">
      <style:text-properties fo:font-size="16pt" style:font-size-asian="16pt" style:font-size-complex="16pt"/>
    </style:style>
    <style:style style:name="P6" style:family="paragraph" style:parent-style-name="Text_20_body">
      <style:paragraph-properties fo:text-align="center" style:justify-single-word="false"/>
      <style:text-properties fo:font-size="28pt" style:font-size-asian="28pt" style:font-size-complex="28pt"/>
    </style:style>
    <style:style style:name="P7" style:family="paragraph" style:parent-style-name="Text_20_body" style:master-page-name="Standard">
      <style:paragraph-properties fo:text-align="center" style:justify-single-word="false" style:page-number="auto"/>
      <style:text-properties fo:font-size="26pt" style:font-size-asian="26pt" style:font-size-complex="26pt"/>
    </style:style>
    <style:style style:name="P8" style:family="paragraph" style:parent-style-name="Heading_20_3">
      <style:paragraph-properties fo:break-before="page" style:writing-mode="lr-t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0"><text:bookmark text:name="h.i27gt6ljxllb"/>Proyecto Final de carrera</text:h>
      <text:h text:style-name="P6" text:outline-level="10"><text:bookmark text:name="h.3j2n03q20lgs"/>Seguridad en Cloud Computing.</text:h>
      <text:p text:style-name="Text_20_body"/>
      <text:h text:style-name="Text_20_body" text:outline-level="10"><text:bookmark text:name="h.bwhqw0d8yxrx"/></text:h>
      <text:h text:style-name="Text_20_body" text:outline-level="10"/>
      <text:h text:style-name="Text_20_body" text:outline-level="10"/>
      <text:h text:style-name="Text_20_body" text:outline-level="10"/>
      <text:h text:style-name="Text_20_body" text:outline-level="10"/>
      <text:h text:style-name="Text_20_body" text:outline-level="10"/>
      <text:h text:style-name="Text_20_body" text:outline-level="10"/>
      <text:h text:style-name="Text_20_body" text:outline-level="10"/>
      <text:h text:style-name="Text_20_body" text:outline-level="10"/>
      <text:h text:style-name="Text_20_body" text:outline-level="10"/>
      <text:h text:style-name="Text_20_body" text:outline-level="10"/>
      <text:h text:style-name="Text_20_body" text:outline-level="10"/>
      <text:h text:style-name="Text_20_body" text:outline-level="10"/>
      <text:h text:style-name="Text_20_body" text:outline-level="10"/>
      <text:h text:style-name="Text_20_body" text:outline-level="10"/>
      <text:h text:style-name="Text_20_body" text:outline-level="10"/>
      <text:h text:style-name="Text_20_body" text:outline-level="10"/>
      <text:h text:style-name="Text_20_body" text:outline-level="10"/>
      <text:h text:style-name="Text_20_body" text:outline-level="10"/>
      <text:h text:style-name="Text_20_body" text:outline-level="10"><text:bookmark text:name="h.ivs6erycp714"/></text:h>
      <text:h text:style-name="Text_20_body" text:outline-level="10"><text:bookmark text:name="h.cq9bhstdlx6l"/></text:h>
      <text:h text:style-name="P5" text:outline-level="10"><text:bookmark text:name="h.8jcdzprinarp"/>Curcio Pablo - Fermani Mauro</text:h>
      <text:p text:style-name="Text_20_body"/>
      <text:h text:style-name="P8" text:outline-level="10"><text:bookmark text:name="h.k3xe4lkih988"/>índice</text:h>
      <text:list xml:id="list1249570945" text:style-name="LS1">
        <text:list-item>
          <text:p text:style-name="P1">Introducción</text:p>
          <text:list>
            <text:list-item>
              <text:p text:style-name="P1">¿Qué es Cloud Computing?</text:p>
              <text:list>
                <text:list-item>
                  <text:p text:style-name="P1">Atributos Del Cloud Computing</text:p>
                </text:list-item>
                <text:list-item>
                  <text:p text:style-name="P1">Tecnologías Relevantes</text:p>
                </text:list-item>
                <text:list-item>
                  <text:p text:style-name="P1">Modelos De Distribución De Servicios De Cloud Computing</text:p>
                </text:list-item>
                <text:list-item>
                  <text:p text:style-name="P1">Modelos De Despliegue De Cloud Computing</text:p>
                </text:list-item>
              </text:list>
            </text:list-item>
            <text:list-item>
              <text:p text:style-name="P1">Seguridad En Cloud Computing</text:p>
              <text:list>
                <text:list-item>
                  <text:p text:style-name="P1">Beneficios De Seguridad</text:p>
                </text:list-item>
                <text:list-item>
                  <text:p text:style-name="P1">Riesgos De Seguridad</text:p>
                </text:list-item>
                <text:list-item>
                  <text:p text:style-name="P1">Vulnerabilidades </text:p>
                </text:list-item>
              </text:list>
            </text:list-item>
          </text:list>
        </text:list-item>
        <text:list-item>
          <text:p text:style-name="P1">Implemetación De Un Software Como Servicio</text:p>
          <text:list>
            <text:list-item>
              <text:p text:style-name="P1">Tecnologías Utilizadas</text:p>
              <text:list>
                <text:list-item>
                  <text:p text:style-name="P1">Git</text:p>
                </text:list-item>
                <text:list-item>
                  <text:p text:style-name="P1">Lenguaje De Programación Ruby</text:p>
                </text:list-item>
                <text:list-item>
                  <text:p text:style-name="P1">Base De Datos Mysql</text:p>
                </text:list-item>
                <text:list-item>
                  <text:p text:style-name="P1">Librerías Qt</text:p>
                </text:list-item>
              </text:list>
            </text:list-item>
            <text:list-item>
              <text:p text:style-name="P1">Interconexión De Las Diferentes Tecnologías</text:p>
            </text:list-item>
            <text:list-item>
              <text:p text:style-name="P1">Funcionamiento Del Programa</text:p>
            </text:list-item>
            <text:list-item>
              <text:p text:style-name="P1">Ventajas Y Desventajas</text:p>
            </text:list-item>
          </text:list>
        </text:list-item>
        <text:list-item>
          <text:p text:style-name="P1">Conclusion</text:p>
        </text:list-item>
        <text:list-item>
          <text:p text:style-name="P1">Anexos</text:p>
        </text:list-item>
      </text:list>
      <text:p text:style-name="P2"/>
      <text:p text:style-name="P3">Introducción</text:p>
      <text:p text:style-name="Text_20_body"/>
      <text:p text:style-name="P3">Implemetación De Un Software Como Servicio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235ab8a-3802056-4a8fed3-2d66ea8-e241b80</meta:generator>
    <dc:title/>
    <meta:initial-creator/>
    <dc:creator>Mauro Fermani</dc:creator>
    <meta:editing-cycles>2</meta:editing-cycles>
    <dc:date>2012-09-26T09:30:06</dc:date>
    <meta:editing-duration>P0D</meta:editing-duration>
    <meta:document-statistic meta:table-count="0" meta:image-count="0" meta:object-count="0" meta:page-count="4" meta:paragraph-count="27" meta:word-count="110" meta:character-count="195" meta:non-whitespace-character-count="637"/>
  </office:meta>
</office:document-meta>
</file>